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995" officeooo:paragraph-rsid="0001d995"/>
    </style:style>
    <style:style style:name="P2" style:family="paragraph" style:parent-style-name="Standard">
      <style:text-properties officeooo:rsid="0001d995" officeooo:paragraph-rsid="0001d995" fo:background-color="#00ff66"/>
    </style:style>
    <style:style style:name="P3" style:family="paragraph" style:parent-style-name="Standard">
      <style:text-properties officeooo:rsid="0001d995" officeooo:paragraph-rsid="0001d995" fo:background-color="#ffff00"/>
    </style:style>
    <style:style style:name="P4" style:family="paragraph" style:parent-style-name="Standard">
      <style:text-properties officeooo:rsid="0001d995" officeooo:paragraph-rsid="0001d995" fo:background-color="#00ff66"/>
    </style:style>
    <style:style style:name="T1" style:family="text">
      <style:text-properties officeooo:rsid="000b7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 - En administrar, ponerle al logo ir al inicio</text:p>
      <text:p text:style-name="P1"/>
      <text:p text:style-name="P2">2 - Validar que la fecha de inicio sea mayor a la del final en la citación a la reunión</text:p>
      <text:p text:style-name="P1"/>
      <text:p text:style-name="P2">3 - Poner una hora por defecto en la hora de inicio y final, a las 8 am</text:p>
      <text:p text:style-name="P1"/>
      <text:p text:style-name="P2">4 - Solo puede administrar una reunion quien la creo.</text:p>
      <text:p text:style-name="P1"/>
      <text:p text:style-name="P4">5 - Reprogramar reunion en tiempo y personas.</text:p>
      <text:p text:style-name="P1"/>
      <text:p text:style-name="P2">6 - En el combo de administrar una reunion se debe mostrara ademas del Acta pfv011 {fecha} + {cuerpoColegiado}</text:p>
      <text:p text:style-name="P1"/>
      <text:p text:style-name="P2">7 - Te estoy citando a la reunion PFV001 del {cuerpoColegiado} + .....</text:p>
      <text:p text:style-name="P1"/>
      <text:p text:style-name="P2">8 - Cambiar el email de donde salen los correos a <text:s/>info@efevisium.com / 71685471</text:p>
      <text:p text:style-name="P1"/>
      <text:p text:style-name="P2">9 - El final del email seria, favor responder con el fin en mente aqui, y ahi poner un send to, el que cito.</text:p>
      <text:p text:style-name="P1"/>
      <text:p text:style-name="P2">10 - Limpiar la pantalla despues de agregar un cometario</text:p>
      <text:p text:style-name="P1"/>
      <text:p text:style-name="P2">11 - Estrategias, indicadores y 1° comentario van en entre el titulo y el recuadro de texto, por afuera</text:p>
      <text:p text:style-name="P1"/>
      <text:p text:style-name="P2">12 - Poner los comentarios de mas nuevos a mas viejos.</text:p>
      <text:p text:style-name="P1"/>
      <text:p text:style-name="P4">13 - Revisar lo de agregar tareas</text:p>
      <text:p text:style-name="P1"/>
      <text:p text:style-name="P3">14 - Agregar boton de volver en la parte de las tareas <text:span text:style-name="T1">(</text:span></text:p>
      <text:p text:style-name="P1"/>
      <text:p text:style-name="P2">15 - Revisar los pdf que envia el de resumen de la reunio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1:10:05.393766999</meta:creation-date>
    <dc:date>2018-03-07T11:24:54.067013359</dc:date>
    <meta:editing-duration>PT14H36M1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09" meta:character-count="1032" meta:non-whitespace-character-count="837"/>
  </office:meta>
</office:document-meta>
</file>